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paragraph-rsid="00137074" style:font-name-asian="Monospace" style:font-size-asian="10pt" style:font-name-complex="Monospace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officeooo:paragraph-rsid="0016da8b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Monospace" fo:font-size="10pt" officeooo:paragraph-rsid="00137074" style:font-name-asian="Monospace" style:font-size-asian="10pt" style:font-name-complex="Monospace" style:font-size-complex="10pt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Monospace" fo:font-size="10pt" officeooo:paragraph-rsid="0017828c" style:font-name-asian="Monospace" style:font-size-asian="10pt" style:font-name-complex="Monospace" style:font-size-complex="10pt"/>
    </style:style>
    <style:style style:name="T1" style:family="text">
      <style:text-properties fo:color="#f22e2e"/>
    </style:style>
    <style:style style:name="T2" style:family="text">
      <style:text-properties fo:color="#f22e2e" officeooo:rsid="00137074"/>
    </style:style>
    <style:style style:name="T3" style:family="text">
      <style:text-properties fo:color="#f22e2e" officeooo:rsid="001518e4"/>
    </style:style>
    <style:style style:name="T4" style:family="text">
      <style:text-properties fo:color="#f22e2e" officeooo:rsid="0016da8b"/>
    </style:style>
    <style:style style:name="T5" style:family="text">
      <style:text-properties fo:color="#7f0055"/>
    </style:style>
    <style:style style:name="T6" style:family="text">
      <style:text-properties fo:color="#000000"/>
    </style:style>
    <style:style style:name="T7" style:family="text">
      <style:text-properties fo:color="#008000"/>
    </style:style>
    <style:style style:name="T8" style:family="text">
      <style:text-properties fo:color="#008000" officeooo:rsid="001518e4"/>
    </style:style>
    <style:style style:name="T9" style:family="text">
      <style:text-properties fo:color="#ccb07a"/>
    </style:style>
    <style:style style:name="T10" style:family="text">
      <style:text-properties fo:color="#8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(</text:span><text:span text:style-name="T5">first</text:span><text:span text:style-name="T6"> [0 4]</text:span><text:span text:style-name="T1">) <text:s text:c="2"/></text:span><text:span text:style-name="T7">0</text:span></text:p>
      <text:p text:style-name="P1"/>
      <text:p text:style-name="P1"><text:span text:style-name="T1">(</text:span><text:span text:style-name="T5">second</text:span><text:span text:style-name="T6"> [0 4]</text:span><text:span text:style-name="T1">) <text:s text:c="2"/></text:span><text:span text:style-name="T8">4</text:span></text:p>
      <text:p text:style-name="P1"/>
      <text:p text:style-name="P1"><text:span text:style-name="T1">(</text:span><text:span text:style-name="T5">range</text:span><text:span text:style-name="T6"> 0 4</text:span><text:span text:style-name="T1">) <text:s text:c="2"/></text:span><text:span text:style-name="T7">(0 1 2 3)</text:span></text:p>
      <text:p text:style-name="P1"/>
      <text:p text:style-name="P1"><text:span text:style-name="T1">(</text:span><text:span text:style-name="T5">count</text:span><text:span text:style-name="T6"> </text:span><text:span text:style-name="T9">(</text:span><text:span text:style-name="T5">range</text:span><text:span text:style-name="T6"> 0 4</text:span><text:span text:style-name="T9">)</text:span><text:span text:style-name="T1">) <text:s text:c="2"/></text:span><text:span text:style-name="T7">4</text:span></text:p>
      <text:p text:style-name="P1"/>
      <text:p text:style-name="P3"><text:span text:style-name="T1">(</text:span><text:span text:style-name="T5">partition</text:span><text:span text:style-name="T6"> 1 </text:span><text:span text:style-name="T9">(</text:span><text:span text:style-name="T5">range</text:span><text:span text:style-name="T6"> 0 4</text:span><text:span text:style-name="T9">)</text:span><text:span text:style-name="T1">) <text:s/></text:span><text:span text:style-name="T7">((0) (1) (2) (3))</text:span></text:p>
      <text:p text:style-name="P3"><text:span text:style-name="T1"/></text:p>
      <text:p text:style-name="P3"><text:span text:style-name="T1">(</text:span><text:span text:style-name="T5">partition</text:span><text:span text:style-name="T6"> 2 1 </text:span><text:span text:style-name="T9">(</text:span><text:span text:style-name="T5">range</text:span><text:span text:style-name="T6"> 0 4</text:span><text:span text:style-name="T9">)</text:span><text:span text:style-name="T1">) <text:s/></text:span><text:span text:style-name="T7">((0 1) (1 2) (2 3))</text:span></text:p>
      <text:p text:style-name="P3"><text:span text:style-name="T1"/></text:p>
      <text:p text:style-name="P3"><text:span text:style-name="T1">(</text:span><text:span text:style-name="T5">map</text:span><text:span text:style-name="T6"> inc </text:span><text:span text:style-name="T9">(</text:span><text:span text:style-name="T5">range</text:span><text:span text:style-name="T6"> 0 4</text:span><text:span text:style-name="T9">)</text:span><text:span text:style-name="T1">) <text:s/></text:span><text:span text:style-name="T7">(1 2 3 4)</text:span></text:p>
      <text:p text:style-name="P3"/>
      <text:p text:style-name="P3"><text:span text:style-name="T1">(</text:span><text:span text:style-name="T5">reduce</text:span><text:span text:style-name="T6"> + </text:span><text:span text:style-name="T9">(</text:span><text:span text:style-name="T5">range</text:span><text:span text:style-name="T6"> 0 4</text:span><text:span text:style-name="T9">)</text:span><text:span text:style-name="T1">) </text:span><text:span text:style-name="T7">6</text:span></text:p>
      <text:p text:style-name="P3"><text:span text:style-name="T7"/></text:p>
      <text:p text:style-name="P3"><text:span text:style-name="T7"/></text:p>
      <text:p text:style-name="P3"><text:span text:style-name="T7"/></text:p>
      <text:p text:style-name="P1"><text:span text:style-name="T1"/></text:p>
      <text:p text:style-name="P3"><text:span text:style-name="T1">(</text:span><text:span text:style-name="T5">range-inclusive</text:span><text:span text:style-name="T6"> [0 4] 1</text:span><text:span text:style-name="T1">) <text:s text:c="2"/></text:span><text:span text:style-name="T7">(0 1 2 3 4)</text:span><text:span text:style-name="T1"> <text:s/></text:span><text:span text:style-name="T4">(my addition)</text:span></text:p>
      <text:p text:style-name="P1"><text:span text:style-name="T1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1"/></text:p>
      <text:p text:style-name="P1"><text:span text:style-name="T1">(</text:span><text:span text:style-name="T5">map</text:span><text:span text:style-name="T6"> </text:span><text:span text:style-name="T9">#(</text:span><text:span text:style-name="T5">*</text:span><text:span text:style-name="T6"> % %</text:span><text:span text:style-name="T9">)</text:span><text:span text:style-name="T6"> </text:span><text:span text:style-name="T9">(</text:span><text:span text:style-name="T5">range</text:span><text:span text:style-name="T6"> 0 4</text:span><text:span text:style-name="T9">)</text:span><text:span text:style-name="T1">) <text:s text:c="2"/></text:span><text:span text:style-name="T7">(0 1 4 9)</text:span></text:p>
      <text:p text:style-name="P1"><text:span text:style-name="T1"/></text:p>
      <text:p text:style-name="P1"><text:span text:style-name="T1">(</text:span><text:span text:style-name="T5">map</text:span><text:span text:style-name="T6"> </text:span><text:span text:style-name="T9">#(</text:span><text:span text:style-name="T5">+</text:span><text:span text:style-name="T6"> %1 %2</text:span><text:span text:style-name="T9">)</text:span><text:span text:style-name="T6"> </text:span><text:span text:style-name="T9">(</text:span><text:span text:style-name="T5">range</text:span><text:span text:style-name="T6"> 0 4</text:span><text:span text:style-name="T9">)</text:span><text:span text:style-name="T6"> <text:s/></text:span><text:span text:style-name="T9">(</text:span><text:span text:style-name="T5">range</text:span><text:span text:style-name="T6"> 0 4</text:span><text:span text:style-name="T9">)</text:span><text:span text:style-name="T1">) <text:s/></text:span><text:span text:style-name="T7">(0 2 4 6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(</text:span><text:span text:style-name="T5">+</text:span><text:span text:style-name="T6"> 0 1 2 3</text:span><text:span text:style-name="T1">) <text:s/></text:span><text:span text:style-name="T7">6</text:span></text:p>
      <text:p text:style-name="P1"/>
      <text:p text:style-name="P2"><text:span text:style-name="T1">(</text:span><text:span text:style-name="T5">+</text:span><text:span text:style-name="T6"> [0 1 2 3]</text:span><text:span text:style-name="T1">) </text:span></text:p>
      <text:p text:style-name="P2"><text:span text:style-name="T10">ClassCastException Cannot cast clojure.lang.PersistentVector to java.lang.Number</text:span><text:span text:style-name="T1"> </text:span></text:p>
      <text:p text:style-name="P1"/>
      <text:p text:style-name="P2"><text:span text:style-name="T1">(</text:span><text:span text:style-name="T5">apply</text:span><text:span text:style-name="T6"> + [0 1 2 3]</text:span><text:span text:style-name="T1">) </text:span><text:span text:style-name="T7">6</text:span></text:p>
      <text:p text:style-name="P2"><text:span text:style-name="T7"/></text:p>
      <text:p text:style-name="P2"><text:span text:style-name="T1">(</text:span><text:span text:style-name="T5">cartesian-product</text:span><text:span text:style-name="T6"> [0 1]</text:span><text:span text:style-name="T1">) </text:span><text:span text:style-name="T7">((0) (1))</text:span></text:p>
      <text:p text:style-name="P1"/>
      <text:p text:style-name="P1"><text:span text:style-name="T1">(</text:span><text:span text:style-name="T5">cartesian-product</text:span><text:span text:style-name="T6"> [0 1] [0 1]</text:span><text:span text:style-name="T1">) <text:s/></text:span><text:span text:style-name="T7">((0 0) (0 1) (1 0) (1 1))</text:span></text:p>
      <text:p text:style-name="P2"><text:span text:style-name="T7"/></text:p>
      <text:p text:style-name="P2"><text:span text:style-name="T7"/></text:p>
      <text:p text:style-name="P2"><text:span text:style-name="T7"/></text:p>
      <text:p text:style-name="P2"><text:span text:style-name="T1">(</text:span><text:span text:style-name="T5">fn-1D</text:span><text:span text:style-name="T6"> 4</text:span><text:span text:style-name="T1">) <text:s/></text:span><text:span text:style-name="T7">18.0</text:span></text:p>
      <text:p text:style-name="P2"><text:span text:style-name="T7"/></text:p>
      <text:p text:style-name="P4"><text:span text:style-name="T1">(</text:span><text:span text:style-name="T5">split-bounds-1D</text:span><text:span text:style-name="T6"> [0 4] 1</text:span><text:span text:style-name="T1">)</text:span> <text:s/>((0 1) (1 2) (2 3) (3 4))</text:p>
      <text:p text:style-name="P4"/>
      <text:p text:style-name="P4"><text:span text:style-name="T1">(</text:span><text:span text:style-name="T5">trapezium-1D</text:span><text:span text:style-name="T6"> fn-1D [0 4]</text:span><text:span text:style-name="T1">)</text:span> <text:s/>5.5</text:p>
      <text:p text:style-name="P4"/>
      <text:p text:style-name="P5"><text:span text:style-name="T1">(</text:span><text:span text:style-name="T5">volume-1D</text:span><text:span text:style-name="T6"> fn-1D [0 4] 1</text:span><text:span text:style-name="T1">)</text:span><text:span text:style-name="T6"> </text:span>40.0</text:p>
      <text:p text:style-name="P4"><text:span text:style-name="T6"/></text:p>
      <text:p text:style-name="P4"><text:span text:style-name="T6"/></text:p>
      <text:p text:style-name="P4"><text:span text:style-name="T6"/></text:p>
      <text:p text:style-name="P4"><text:span text:style-name="T1">(</text:span><text:span text:style-name="T5">fn-2D</text:span><text:span text:style-name="T6"> [1 1]</text:span><text:span text:style-name="T1">)</text:span><text:span text:style-name="T6"> <text:s/></text:span>10.0</text:p>
      <text:p text:style-name="P4"/>
      <text:p text:style-name="P4"><text:span text:style-name="T1">(</text:span><text:span text:style-name="T5">split-bounds-ND</text:span><text:span text:style-name="T6"> [[0 2] [0 2]] [1 1]</text:span><text:span text:style-name="T1">)</text:span><text:span text:style-name="T6"> <text:s text:c="2"/></text:span>(((0 1) (0 1)) ((0 1) (1 2)) ((1 2) (0 1)) ((1 2) (1 2)))</text:p>
      <text:p text:style-name="P4"><text:span text:style-name="T6"/></text:p>
      <text:p text:style-name="P4"><text:span text:style-name="T1">(</text:span><text:span text:style-name="T5">split-bounds-ND</text:span><text:span text:style-name="T6"> [[0 4] [0 4]] [1 1]</text:span><text:span text:style-name="T1">)</text:span><text:span text:style-name="T6"> <text:s text:c="2"/></text:span>(((0 1) (0 1)) ((0 1) (1 2)) ((0 1) (2 <text:soft-page-break/>3)) ((0 1) (3 4)) ((1 2) (0 1)) ((1 2) (1 2)) ((1 2) (2 3)) ((1 2) (3 4)) ((2 3) (0 1)) ((2 3) (1 2)) ((2 3) (2 3)) ((2 3) (3 4)) ((3 4) (0 1)) ((3 4) (1 2)) ((3 4) (2 3)) ((3 4) (3 4)))</text:p>
      <text:p text:style-name="P4"><text:span text:style-name="T6"/></text:p>
      <text:p text:style-name="P4"><text:span text:style-name="T1">(</text:span><text:span text:style-name="T5">trapezium-ND</text:span><text:span text:style-name="T6"> fn-2D [[0 1] [0 1]]</text:span><text:span text:style-name="T1">) <text:s/></text:span>6.0</text:p>
      <text:p text:style-name="P4"><text:span text:style-name="T1"/></text:p>
      <text:p text:style-name="P4"><text:span text:style-name="T1">(</text:span><text:span text:style-name="T5">volume-ND</text:span><text:span text:style-name="T6"> fn-2D [[0 1] [0 1]] [1 1]</text:span><text:span text:style-name="T1">) <text:s/></text:span>6.0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10 Pitch" svg:font-family="'Courier 10 Pitch'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10 Pitch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ourier 10 Pitch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urier 10 Pitch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10 Pitch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30T08:53:09</meta:creation-date>
    <dc:date>2013-10-30T11:47:23</dc:date>
    <meta:editing-duration>PT1H53M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2" meta:paragraph-count="26" meta:word-count="274" meta:character-count="1186" meta:non-whitespace-character-count="906"/>
  </office:meta>
</office:document-meta>
</file>